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T1" style:family="text">
      <style:text-properties officeooo:rsid="0045e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: Bhagavad-Gītā 2.1–15 – Asking Arjuna about his motives, Kṛṣṇa begins to</text:p>
      <text:p text:style-name="P1">tell him why he should fight</text:p>
      <text:p text:style-name="P1"/>
      <text:p text:style-name="P1">संजय उवाच</text:p>
      <text:p text:style-name="P1">तं तथा कृपयाविष्टमश्रुपूर्णाकुलेक्षणम् ।</text:p>
      <text:p text:style-name="P1">विषीदन्तमिदं वाक्यमुवाच मधुसूदनः ॥ २-१॥</text:p>
      <text:p text:style-name="P1">श्रीभगवानुवाच</text:p>
      <text:p text:style-name="P1">कुतस्त्वा कश्मलमिदं विषमे समुपस्थितम् ।</text:p>
      <text:p text:style-name="P1">अनार्यजुष्टमस्वर्ग्यमकीर्तिकरमर्जुन ॥ २-२॥</text:p>
      <text:p text:style-name="P1">क्लैब्यं मा स्म गमः पार्थ नैतत्त्वय्<text:span text:style-name="T1">युप</text:span>पद्यते ।</text:p>
      <text:p text:style-name="P1">क्षुद्रं हृदयदौर्बल्यं त्यक्त्वोत्तिष्ठ परंतप ॥ २-३॥</text:p>
      <text:p text:style-name="P1">अर्जुन उवाच</text:p>
      <text:p text:style-name="P1">कथं भीष्ममहं संख्ये द्रोणं च मधुसूदन ।</text:p>
      <text:p text:style-name="P1">इषुभिः प्रतियोत्स्यामि पूजार्हावरिसूदन ॥ २-४॥</text:p>
      <text:p text:style-name="P1">गुरूनहत्वा हि महानुभावाञ्श्रेयो भोक्तुं भैक्ष्यमपीह लोके ।</text:p>
      <text:p text:style-name="P1">हत्वार्थकामांस्तु गुरूनिहैव भुञ्जीय भोगान्रुधिरप्रदिग्धान् ॥ २-५॥</text:p>
      <text:p text:style-name="P1">न चैतद्विद्मः कतरन्नो गरीयो यद्वा जयेम यदि वा नो जयेय<text:span text:style-name="T1">ुः</text:span> ।</text:p>
      <text:p text:style-name="P1">यानेव हत्वा न जिजीविषामस्ते ऽवस्थिताः प्रमुखे धार्तराष्ट्राः ॥ २-६॥</text:p>
      <text:p text:style-name="P1">कार्पण्यदोषोपहतस्वभावः पृच्छामि त्वां धर्मसंमुढचेताः ।</text:p>
      <text:p text:style-name="P1">यच्छ्रेयः स्यान्निश्चितं ब्रूहि तन्मे शिष्यस्ते ऽहं शाधि मां त्वां प्रपन्नम् ॥ २-७॥</text:p>
      <text:p text:style-name="P1">न हि प्रपश्यामि ममापनुद्याद्यच्छोकमुच्छोषणमिन्द्रियाणाम् ।</text:p>
      <text:p text:style-name="P1">अवाप्य भूमावसपत्नमृद्धं राज्यं सुराणामपि चाधिपत्यम् ॥ २-८॥</text:p>
      <text:p text:style-name="P1">संजय उवाच</text:p>
      <text:p text:style-name="P1">एवमुक्त्वा हृषीकेशं गुडाकेशः परंतप ।</text:p>
      <text:p text:style-name="P1">न योत्स्य इति गोविन्दमुक्त्वा तूष्णीं बभूव ह ॥ २-९॥</text:p>
      <text:p text:style-name="P1">तमुवाच हृषीके शः प्रहसन्निव भारत ।</text:p>
      <text:p text:style-name="P1">सेनयोरुभयोर्मध्ये विषीदन्तमिदं वचः ॥ २-१०॥</text:p>
      <text:p text:style-name="P1">श्रीभगवानुवाच</text:p>
      <text:p text:style-name="P1">अशोच्यानन्वशोचस्त्वं प्रज्ञावादांश्च भाषसे ।</text:p>
      <text:p text:style-name="P1">गतासूनगतासूं श्च नानुशोचन्ति पण्डिताः ॥ २-११॥</text:p>
      <text:p text:style-name="P1">न त्वेवाहं जातु नासं न त्वं नेमे जनाधिपाः ।</text:p>
      <text:p text:style-name="P1">न चैव न भविष्यामः सर्वे वयमतः परम् ॥ २-१२॥</text:p>
      <text:p text:style-name="P1">देहिनो ऽस्मिन्यथा देहे कौमारं यौवनं जरा ।</text:p>
      <text:p text:style-name="P1">तथा देहान्तरप्राप्तिर्धीरस्तत्र न मुह्यति ॥ २-१३॥</text:p>
      <text:p text:style-name="P1">मात्रास्पर्शास्तु कौन्तेय शीतोष्णसुखद<text:span text:style-name="T1">ुः</text:span>खदाः ।</text:p>
      <text:p text:style-name="P1">आगमापायिनो ऽनित्यास्तांस्तितिक्षस्व भारत ॥ २-१४॥</text:p>
      <text:p text:style-name="P1">यं हि न व्यथयन्त्येते पुरुषं पुरुषर्षभ ।</text:p>
      <text:p text:style-name="P1">समद<text:span text:style-name="T1">ुः</text:span>खसुखं धीरं सो ऽमृतत्वाय कल्पते ॥ २-१५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6:23:19.863705798</dc:date>
    <meta:editing-duration>P1DT14H2M58S</meta:editing-duration>
    <meta:editing-cycles>61</meta:editing-cycles>
    <meta:generator>LibreOffice/7.4.7.2$Linux_X86_64 LibreOffice_project/40$Build-2</meta:generator>
    <meta:document-statistic meta:table-count="0" meta:image-count="0" meta:object-count="0" meta:page-count="1" meta:paragraph-count="37" meta:word-count="219" meta:character-count="944" meta:non-whitespace-character-count="762"/>
  </office:meta>
</office:document-meta>
</file>